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475277172" text:style-name="L1">
        <text:list-item>
          <text:p text:style-name="P3"><text:span text:style-name="T1">15.04.23</text:span> <text:s/>na ten dzień działa:</text:p>
          <text:list>
            <text:list-header>
              <text:p text:style-name="P9">Komunikacja przez port szeregowy</text:p>
              <text:p text:style-name="P9">skonstruowane jest główne okno aplikacji.</text:p>
            </text:list-header>
            <text:list-item>
              <text:p text:style-name="P10">Stworzono działające rysowanie silosów, </text:p>
            </text:list-item>
            <text:list-item>
              <text:p text:style-name="P10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15">Planowanie wyglądu alarmów i projektowanie ikonek. </text:p>
            </text:list-item>
            <text:list-item>
              <text:p text:style-name="P15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16">Przepisanie dokmunetnacji do plików cpp</text:p>
            </text:list-item>
            <text:list-item>
              <text:p text:style-name="P17">uporządkowanie wyswieltania się ikonek w sekcji alarmy all_param</text:p>
            </text:list-item>
            <text:list-item>
              <text:p text:style-name="P18">przeniesienie rysowania <text:span text:style-name="T2">obrysu</text:span> silosa do klasy Silos_position</text:p>
            </text:list-item>
            <text:list-item>
              <text:p text:style-name="P19">Zaimplementowanie metod do rysowania wypelniani<text:span text:style-name="T3">a (silosy na pierwszej karice)</text:span></text:p>
            </text:list-item>
            <text:list-item>
              <text:p text:style-name="P17">Stworzenie nowej klasy All_param_draw</text:p>
              <text:list>
                <text:list-item>
                  <text:p text:style-name="P17">rysuje w niej wypełnienie </text:p>
                </text:list-item>
                <text:list-item>
                  <text:p text:style-name="P17">„wąsy”</text:p>
                </text:list-item>
                <text:list-item>
                  <text:p text:style-name="P17">ikonki temp i wilgotnosci</text:p>
                </text:list-item>
                <text:list-item>
                  <text:p text:style-name="P17">wartosci temp i wigotonsic</text:p>
                </text:list-item>
              </text:list>
            </text:list-item>
            <text:list-item>
              <text:p text:style-name="P20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1">Stworzenie slotu w all param silos 1</text:p>
            </text:list-item>
            <text:list-item>
              <text:p text:style-name="P11">stworzenei klasy data, która przechwyje dane z portu szeregowego. Jest też argumetem dla klasy Main_window, aby przekazac tam te dane </text:p>
            </text:list-item>
            <text:list-item>
              <text:p text:style-name="P12">Uruchomienie w nowym wątku odczytywania danych z portu szeregowego. </text:p>
            </text:list-item>
            <text:list-item>
              <text:p text:style-name="P12">Rekonstrukcja klasy Main_window tak aby jako argument przybierala również wskaźnik na objekt typu Data</text:p>
            </text:list-item>
            <text:list-item>
              <text:p text:style-name="P12">napisanie slotu aktualizującego dane w Main_window</text:p>
            </text:list-item>
            <text:list-item>
              <text:p text:style-name="P12">połaczenie go z sugnałem z timera </text:p>
            </text:list-item>
            <text:list-item>
              <text:p text:style-name="P12">NIE DZIAŁA</text:p>
            </text:list-item>
          </text:list>
        </text:list-item>
        <text:list-item>
          <text:p text:style-name="P8">28.04. </text:p>
          <text:list>
            <text:list-item>
              <text:p text:style-name="P13"><text:soft-page-break/>Naprawiono wyświetlanie parametórw na pierwszym silosie w zakładce all param, zamiast akutalizować bufor był on stale powioększnay.</text:p>
            </text:list-item>
            <text:list-item>
              <text:p text:style-name="P14">Porządki w kodzie.</text:p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2"/>
      <text:p text:style-name="P2"/>
      <text:list xml:id="list3028007530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28T23:00:37.403377213</dc:date>
    <meta:editing-duration>PT2H15M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43" meta:character-count="1614" meta:non-whitespace-character-count="1420"/>
  </office:meta>
</office:document-meta>
</file>